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</table:table-row>
      </table:table>
      <table:named-expressions/>
      <table:database-ranges>
        <table:database-range table:name="__Anonymous_Sheet_DB__0" table:target-range-address="io.A1:io.G265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-00-0000</text:date>, <text:time style:data-style-name="N2" text:time-value="16:27:18.639859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1T20:14:59.969432691</dc:date>
    <meta:editing-duration>PT17M57S</meta:editing-duration>
    <meta:editing-cycles>3</meta:editing-cycles>
    <meta:generator>LibreOffice/5.4.6.2$Linux_X86_64 LibreOffice_project/40m0$Build-2</meta:generator>
    <meta:document-statistic meta:table-count="1" meta:cell-count="1595" meta:object-count="0"/>
  </office:meta>
</office:document-meta>
</file>